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8c98" officeooo:paragraph-rsid="00058c98"/>
    </style:style>
    <style:style style:name="P2" style:family="paragraph" style:parent-style-name="Standard">
      <style:text-properties officeooo:rsid="0006fd9c" officeooo:paragraph-rsid="0006fd9c"/>
    </style:style>
    <style:style style:name="P3" style:family="paragraph" style:parent-style-name="Standard">
      <style:text-properties officeooo:rsid="0007fb1e" officeooo:paragraph-rsid="0007fb1e"/>
    </style:style>
    <style:style style:name="P4" style:family="paragraph" style:parent-style-name="Standard">
      <style:text-properties officeooo:rsid="000a0bd5" officeooo:paragraph-rsid="000a0bd5"/>
    </style:style>
    <style:style style:name="P5" style:family="paragraph" style:parent-style-name="Standard">
      <style:text-properties officeooo:rsid="000a9e0b" officeooo:paragraph-rsid="000a9e0b"/>
    </style:style>
    <style:style style:name="P6" style:family="paragraph" style:parent-style-name="Standard">
      <style:text-properties officeooo:rsid="00102631" officeooo:paragraph-rsid="00102631"/>
    </style:style>
    <style:style style:name="P7" style:family="paragraph" style:parent-style-name="Standard" style:list-style-name="L1">
      <style:text-properties officeooo:rsid="0007fb1e" officeooo:paragraph-rsid="0007fb1e"/>
    </style:style>
    <style:style style:name="P8" style:family="paragraph" style:parent-style-name="Standard" style:list-style-name="L1">
      <style:text-properties officeooo:rsid="00096fb2" officeooo:paragraph-rsid="00096fb2"/>
    </style:style>
    <style:style style:name="P9" style:family="paragraph" style:parent-style-name="Standard">
      <style:text-properties officeooo:rsid="0011f5ae" officeooo:paragraph-rsid="0011f5ae"/>
    </style:style>
    <style:style style:name="P10" style:family="paragraph" style:parent-style-name="Standard">
      <style:text-properties officeooo:rsid="00136dd5" officeooo:paragraph-rsid="00136dd5"/>
    </style:style>
    <style:style style:name="T1" style:family="text">
      <style:text-properties officeooo:rsid="0006fd9c"/>
    </style:style>
    <style:style style:name="T2" style:family="text">
      <style:text-properties officeooo:rsid="0007fb1e"/>
    </style:style>
    <style:style style:name="T3" style:family="text">
      <style:text-properties officeooo:rsid="00086e15"/>
    </style:style>
    <style:style style:name="T4" style:family="text">
      <style:text-properties officeooo:rsid="00096fb2"/>
    </style:style>
    <style:style style:name="T5" style:family="text">
      <style:text-properties officeooo:rsid="000a0bd5"/>
    </style:style>
    <style:style style:name="T6" style:family="text">
      <style:text-properties officeooo:rsid="000b9685"/>
    </style:style>
    <style:style style:name="T7" style:family="text">
      <style:text-properties officeooo:rsid="000d71a4"/>
    </style:style>
    <style:style style:name="T8" style:family="text">
      <style:text-properties officeooo:rsid="000ee0af"/>
    </style:style>
    <style:style style:name="T9" style:family="text">
      <style:text-properties officeooo:rsid="0010263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ongiorno, questo lavoro riguarda il confronto tra le “titolo”</text:p>
      <text:p text:style-name="P1"/>
      <text:p text:style-name="P1"/>
      <text:p text:style-name="P1"/>
      <text:p text:style-name="P1">1 – Questo è uno studio di fisica del suolo, di conseguenza si occupa della fase solida, ovvero gli aggregati e in particolare la loro resistenza alla disgregazione e alla fase liquida/gassosa, ovvero la porosità, gli spazi vuoti all’interno del suolo e, di conseguenza, la distribuzione delle dimensioni</text:p>
      <text:p text:style-name="P1">Sono stati confrontati dei campi che dal 1991 vengono coltivati biologicamente, con campi convenzionali.</text:p>
      <text:p text:style-name="P1"/>
      <text:p text:style-name="P1">2- Questa tesi si inserisce all’interno del progetto fertilcrop, un progetto europeo che si occupa di metodi agricoli sostenibili, in particolare dell’agricoltura biologica.<text:line-break/>L’a bio negli ultimi hanno ha suscitato grande interesse commerciale; utilizzando le deiezioni animali come concimi chiude il ciclo energetico dell’agroeco; non utilizza fitofarmaci e concimi di sintesi e uno dei suoi obiettivi fondamentali è quello di aumentare/mantenere la fertilità del suolo.</text:p>
      <text:p text:style-name="P1"/>
      <text:p text:style-name="P1">3 – La valutazione della fertilità può essere effettuata mediante numerosi <text:span text:style-name="T1">indici […] e fisici, poco considerati dalla comunità scientifica, sono quelli che intendiamo studiare con questo lavoro e, in particolare, studiamo D.A. (Vuoti e pieni), Stabiliità di struttura (pieni), distribuzione dei pori (vuoti)</text:span></text:p>
      <text:p text:style-name="P1"/>
      <text:p text:style-name="P1"/>
      <text:p text:style-name="P2">4 – Quindi gli obiettivi sono, mediante gli indici, di verificare la presenza di differenze <text:s/>tra [leggo slide] e inoltre sono state considerate anche tre tipologie di lavorazioni primarie</text:p>
      <text:p text:style-name="P2"/>
      <text:p text:style-name="P2">5 – Il sito è situato a Molte dal 1991 attiva, le superfici sono declive di circa 15 ha <text:s/>a 90 mslm, come la maggior parte delle aziende agricole biologiche di area mediterranea, non presenta allevamenti animali associati. Di conseguenza gli apporti di concimi organici sono molto limitati</text:p>
      <text:p text:style-name="P2"/>
      <text:p text:style-name="P6">5bis – Le potenzialità del biologico possono essere viste da questa tabella. Infatti, seppur il convenzionale <text:s/>abbia produzioni maggiori, in anni difficili come il 2017 caratterizzato da ridotte precipitazioni il biologico riesce, al contrario del convenzionale, che invece non riesce a mantenere una produzione elevata.</text:p>
      <text:p text:style-name="P2"/>
      <text:p text:style-name="P2">6 – Come si vede dall’immagine, sono 3 tre campi sperimentali. Bionuovo non viene considerato in questo studio. Biovecchio è diviso in 4 appezzamenti di cui, rispettivamente ne sono stati studiati 2 nel 2015 e 2 nel 2016. Il convenzionale è stato diviso in due appezzamenti. </text:p>
      <text:p text:style-name="P2">All’interno di ogni appezzamenta sono state replicate per tre volte le tre lavorazioni, come si vede dalla figura sono 9 quadrati per appezzamento. In ogni parcella sono stati individuati tre punti di campionamento, in totale si sono raccolti 108 campioni. <text:span text:style-name="T2">Per la maggior parte delle analisi sono stati usati solo una parte dei campioni.</text:span></text:p>
      <text:p text:style-name="P2"/>
      <text:p text:style-name="P3">7 – I campioni sono stati portati in laboratorio e sono stati misurati gli indici fisici nominati in precedenza:</text:p>
      <text:list xml:id="list2282984486628306153" text:style-name="L1">
        <text:list-item>
          <text:p text:style-name="P7">Densità apparente misurato con due metodi: </text:p>
          <text:list>
            <text:list-item text:start-value="1">
              <text:p text:style-name="P7">Utlizzando un cilindro di ottone non deformabile di volume noto (circa 1 litro) che è stato inserito nel suolo per tutta la sua lunghezza, è stato estratto il campione di terreno è stato essiccato e pesato. Il peso del campione di terreno è stato diviso per il volume del cilindro e si è così ottenuta la densità</text:p>
            </text:list-item>
            <text:list-item>
              <text:p text:style-name="P7">Il metodo per spinta che usa invece delle unità di suolo più piccole (circa 30 cmq) che sono state separate, messe a bagno nel petrolio per una notte in modo da imbibirle completamente, poi è stata misurata la spinta idrostatica, <text:span text:style-name="T9">ovvero i</text:span>l volume <text:span text:style-name="T9">spostato dal </text:span><text:soft-page-break/><text:span text:style-name="T9">campione di suolo</text:span>, dividendo il peso del campione secco per il volume calcolato si ottiene la densità apparente</text:p>
            </text:list-item>
          </text:list>
        </text:list-item>
        <text:list-item>
          <text:p text:style-name="P7"><text:span text:style-name="T7">La s</text:span>tabilità degli aggregati <text:span text:style-name="T7">è la</text:span> capacità di questi di resistere all’applicazione di energia esterna e di non disgregars<text:span text:style-name="T7">i</text:span> in frammenti più piccoli. Nel video potete vedere <text:span text:style-name="T7">la disgregazione, nel tempo, di </text:span>un aggregato immerso in un bicchiere di acqua. <text:span text:style-name="T7">L’energia disgregante è in un primo momento</text:span> un flusso d’acqua in uscita dal tubicino, <text:span text:style-name="T7">in un secondo momento, p</text:span>er la completa rottura dell’aggregato, viene applicata ulteriore energia data da un impulso a ultrasuoni. <text:span text:style-name="T4">Gli aggregati che rilasciano frammenti più grossi sono più stabili.</text:span> Quello che abbiamo descritto avviene in una cella dello strumento che abbiamo utilizzato <text:span text:style-name="T8">per la misura</text:span>, <text:span text:style-name="T3">in output otteniamo delle distribuzioni in cui, ad ogni intervallo dimensionale delle particelle, è associato una percentuale di volume sul totale. Per valutare l’evoluzione nel tempo della distribuzioni degli aggregati, è stata effettuata una misura al minuto per 24 minuti. Le misure sono state effettuate sia per aggregati secchi all’aria, che per aggregati preventivamente inumiditi in modo da valutare l’effetto dello slaking, ovvero l’improvviso ingresso di acqua che comprime l’aria e fa esplodere gli aggregati.</text:span></text:p>
        </text:list-item>
        <text:list-item>
          <text:p text:style-name="P8">Il terzo indice misurato è stato la distribuzione dimensionale dei pori che è stata misurata mediante l’intrusione di un liquido in pressione, nel nostro caso mercurio, <text:span text:style-name="T5">che si è inserito all’interno dei pori. A seconda del volume del liquido intruso e della pressione a cui è sottoposto, possiamo risalire alla dimensione e distribuzione dei pori.</text:span></text:p>
        </text:list-item>
      </text:list>
      <text:p text:style-name="P4"/>
      <text:p text:style-name="P4"/>
      <text:p text:style-name="P4">8- L’elaborazione dei dati […] la mancanza delle interazioni nel modello tra la conduzione (…) e le lavorazioni (…) non sono state una scelta a priori, ma è stata verificata la loro significatività e di conseguenza eliminati dal modello finale.</text:p>
      <text:p text:style-name="P4"/>
      <text:p text:style-name="P4">9 - <text:s/>L’elaborazione dei dati di densità apparente con il metodo del cilindro ha fornito i dati che sono stati plottati nell’immagine. Si può vedere come questi non abbiano particolari andamenti. Questa analisi era stata effettuata anche nell’anno 2015 quindi i dati ricavati sono stati utilizzati per valutare un eventuale effetto dell’anno. La linea centrale non rappresenta la media generale ma il valore di densità apparente teorico che si troverebbe nel suolo, ovvero la metà della densità reale dei silicati, i composti principali presenti nel suolo.</text:p>
      <text:p text:style-name="P5"/>
      <text:p text:style-name="P5">10- Dall’analisi della varianza si può vedere come nessuno dei trattamenti sia statisticamente significativo.<text:line-break/></text:p>
      <text:p text:style-name="P5">11/12-Passando all’altro metodo di misura di densità apparente, ovvero per spinta idrostatica, vediamo come questo abbia valori sensibilmente maggiori rispetto al metodo precedentemente valutato. Questo perché le unità di suolo che vengono separate non contengono fratture del suolo ma solo pori di al massimo qualche millimetro.</text:p>
      <text:p text:style-name="P5">Si può vedere come i valori di densità del convenzionale siano più alti rispetto a quelli del biologico, anche se non di molto. </text:p>
      <text:p text:style-name="P5"/>
      <text:p text:style-name="P5">13- Infatti dall’analisi della varianza del metodo si vede come i trattamenti lavorazione e conduzione siano entrambi significativi.</text:p>
      <text:p text:style-name="P5"/>
      <text:p text:style-name="P5">14 – Dal test di Tukey però si può osservare come i valori più alti li abbia il convenzionale arato, mentre i valori più bassi li abbia il biologico frangizollato. Tuttavia non è una differenza considerevole in quanto è sulla seconda cifra decimale. <text:span text:style-name="T6">Questo è dovuto, grazie alla semplicità della misura, alla numerosità dei campioni analizzati che riescono a catturare le più piccole differenze</text:span></text:p>
      <text:p text:style-name="P5"/>
      <text:p text:style-name="P6"/>
      <text:p text:style-name="P5"/>
      <text:p text:style-name="P9"><text:soft-page-break/>17 – Passando all’umidità degli aggregati, come vi ricordate l’output dello strumento ha fornito una distribuzione un esempio potete vederlo in figura. Ad ogni valore di di diametro è associata una percentuale sul volume, potevamo sintetizzare questa distribuzione con il diametro medio ponderato degli aggregati, ma per perdere meno informazione possibile abbiamo accorpato questa distribuzione in tre classi: i valori sotto ai 20 micro, quelli tra 20 e250 e quelli sopra ai 250 con valori percentuali corrispondenti. La distribuzione precedente è quella che è stata plottata nel diagramma ternario in figura con gli assi che corrispondono alle classi di suddivisione. È una misura nel tempo, quindi plottando il resto delle distribuzioni misurate otteniamo questi primi punti per la misura prima della sonicatura e questi dopo la sonicatura. Come potete vedere ci spostiamo dai macroaggr ai micro passando per i meso.</text:p>
      <text:p text:style-name="P9"/>
      <text:p text:style-name="P9"/>
      <text:p text:style-name="P9">18 – In figura sono stati plottati i dati degli aggregati inumiditi pre sonicatura <text:line-break/>e post sonicatura. Per eliminare la variabilità dei dati sono stati costruiti due modelli che sono rappresentati dalle linee nell’immagine. Lo stesso procedimento è stato effettuato per gli aggregati secchi. Confrontando le linee è possibile osservare come le linee convergano tutte in un unico punto quando completamente distrutte. Questo significa che la tessitura di base è la stessa per tutti i suoli del sito sperimentale. Inoltre potete vedere come gli aggregati inumiditi sono inizialmente più grandi degli aggregati secchi, effetto dovuto allo slaking.</text:p>
      <text:p text:style-name="P9">Concentrandosi sulla conduzione, si vede come gli aggregati Convenzionali a inizio lettura siano più grandi degli aggregati biologici, segno che la loro stabilità è superiore a quella degli aggregati biologici.</text:p>
      <text:p text:style-name="P10">19- Questa affermazione è confermata dall’analisi della varianza come si può vedere dal p value a destra della tabella.</text:p>
      <text:p text:style-name="P10"/>
      <text:p text:style-name="P10">20 – Per quanto riguarda la porosimetria, la divisione delle distribuzioni fornite dallo strumento è stata trattata allo stesso modo che per gli aggregati. In questo caso le tre classi sono state scelte per le funzioni dei pori in relazione al loro rapporto con l’acqua nel suolo → trasmissione sono i pori responsabili del movimento <text:s/>dell’acqua e sono i più grandi; i pori di immagazzinamento sono i pori intermedi e al loro interno contengono l’acqua che è prontamente disponibile per le piante; i pori residuali o residui sono i pori che contengono acqua si, ma questa non è disponibile per le piante e richiede una grande energia per poter essere estratta.</text:p>
      <text:p text:style-name="P10">Dal grafico possiamo vedere come i suoli presentino pori piccoli e quindi sono terreni molto compatti. I dati si presentano piuttosto omogenei e non distinguono due gruppi ben definiti.</text:p>
      <text:p text:style-name="P10"/>
      <text:p text:style-name="P10">21 – Dalla tabella in figura si può vedere come i suoli biologici bla bla lo so tanto</text:p>
      <text:p text:style-name="P10"/>
      <text:p text:style-name="P10">22 – I pochi dati non ci permettono di stabilire la significatività delle afferm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4:39:06.388617370</meta:creation-date>
    <dc:date>2017-12-17T21:12:06.002632543</dc:date>
    <meta:editing-duration>PT19M</meta:editing-duration>
    <meta:editing-cycles>4</meta:editing-cycles>
    <meta:generator>LibreOffice/5.1.6.2$Linux_X86_64 LibreOffice_project/10m0$Build-2</meta:generator>
    <meta:document-statistic meta:table-count="0" meta:image-count="0" meta:object-count="0" meta:page-count="3" meta:paragraph-count="31" meta:word-count="1517" meta:character-count="9810" meta:non-whitespace-character-count="8306"/>
  </office:meta>
</office:document-meta>
</file>